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App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6" calcext:value-type="float">
            <text:p>12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Banana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7" calcext:value-type="float">
            <text:p>123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Orang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8" calcext:value-type="float">
            <text:p>123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Berr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59" calcext:value-type="float">
            <text:p>123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Grap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0" calcext:value-type="float">
            <text:p>123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Melo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1" calcext:value-type="float">
            <text:p>123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Broccol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2" calcext:value-type="float">
            <text:p>123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Carrot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3" calcext:value-type="float">
            <text:p>123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Cucumbe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4" calcext:value-type="float">
            <text:p>12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Garlic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5" calcext:value-type="float">
            <text:p>123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Lett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6" calcext:value-type="float">
            <text:p>123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Mushroom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7" calcext:value-type="float">
            <text:p>123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Onio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8" calcext:value-type="float">
            <text:p>123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Peppe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69" calcext:value-type="float">
            <text:p>123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Potato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0" calcext:value-type="float">
            <text:p>123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Tomato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1" calcext:value-type="float">
            <text:p>123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Zucchin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2" calcext:value-type="float">
            <text:p>12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Bea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3" calcext:value-type="float">
            <text:p>123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Frui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4" calcext:value-type="float">
            <text:p>123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Sou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5" calcext:value-type="float">
            <text:p>123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Tomato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6" calcext:value-type="float">
            <text:p>12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Tuna Fis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7" calcext:value-type="float">
            <text:p>123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d Goods</text:p>
          </table:table-cell>
          <table:table-cell office:value-type="string" calcext:value-type="string">
            <text:p>Vegetab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8" calcext:value-type="float">
            <text:p>123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Mea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79" calcext:value-type="float">
            <text:p>123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Pizz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0" calcext:value-type="float">
            <text:p>123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Potato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1" calcext:value-type="float">
            <text:p>123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Vegetab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2" calcext:value-type="float">
            <text:p>123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Waff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3" calcext:value-type="float">
            <text:p>123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zen Foods</text:p>
          </table:table-cell>
          <table:table-cell office:value-type="string" calcext:value-type="string">
            <text:p>Ice Cream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4" calcext:value-type="float">
            <text:p>123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Beef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5" calcext:value-type="float">
            <text:p>123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Poultr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6" calcext:value-type="float">
            <text:p>123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Pork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7" calcext:value-type="float">
            <text:p>123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Fis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8" calcext:value-type="float">
            <text:p>123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Baco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89" calcext:value-type="float">
            <text:p>123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&amp; Fish</text:p>
          </table:table-cell>
          <table:table-cell office:value-type="string" calcext:value-type="string">
            <text:p>Sausag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0" calcext:value-type="float">
            <text:p>123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Cold Cut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1" calcext:value-type="float">
            <text:p>123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Chee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2" calcext:value-type="float">
            <text:p>12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i</text:p>
          </table:table-cell>
          <table:table-cell office:value-type="string" calcext:value-type="string">
            <text:p>Sala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3" calcext:value-type="float">
            <text:p>123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Sal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4" calcext:value-type="float">
            <text:p>123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Pepper 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5" calcext:value-type="float">
            <text:p>123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Peanut But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6" calcext:value-type="float">
            <text:p>123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Jell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7" calcext:value-type="float">
            <text:p>123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8" calcext:value-type="float">
            <text:p>123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Mayonnai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499" calcext:value-type="float">
            <text:p>123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Mustar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0" calcext:value-type="float">
            <text:p>12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Ketchu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1" calcext:value-type="float">
            <text:p>123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ments</text:p>
          </table:table-cell>
          <table:table-cell office:value-type="string" calcext:value-type="string">
            <text:p>Pickl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2" calcext:value-type="float">
            <text:p>123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BBQ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3" calcext:value-type="float">
            <text:p>123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Oi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4" calcext:value-type="float">
            <text:p>123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Vinega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5" calcext:value-type="float">
            <text:p>123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Salad Dressing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6" calcext:value-type="float">
            <text:p>123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Soy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7" calcext:value-type="float">
            <text:p>123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Spaghetti Sau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8" calcext:value-type="float">
            <text:p>123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ces &amp; Oils</text:p>
          </table:table-cell>
          <table:table-cell office:value-type="string" calcext:value-type="string">
            <text:p>Maple Syru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09" calcext:value-type="float">
            <text:p>123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Tufo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0" calcext:value-type="float">
            <text:p>123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Hummu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1" calcext:value-type="float">
            <text:p>123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rian</text:p>
          </table:table-cell>
          <table:table-cell office:value-type="string" calcext:value-type="string">
            <text:p>Soy Milk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2" calcext:value-type="float">
            <text:p>123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Pretze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3" calcext:value-type="float">
            <text:p>123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ook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4" calcext:value-type="float">
            <text:p>123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hip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5" calcext:value-type="float">
            <text:p>123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Dip/Sals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6" calcext:value-type="float">
            <text:p>123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racke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7" calcext:value-type="float">
            <text:p>123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Candy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8" calcext:value-type="float">
            <text:p>123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Nut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19" calcext:value-type="float">
            <text:p>123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Popcor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0" calcext:value-type="float">
            <text:p>123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Raisi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1" calcext:value-type="float">
            <text:p>123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Snack Ba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2" calcext:value-type="float">
            <text:p>123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Sandwic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3" calcext:value-type="float">
            <text:p>123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Fresh Loaf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4" calcext:value-type="float">
            <text:p>123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Bage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5" calcext:value-type="float">
            <text:p>123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Muffin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6" calcext:value-type="float">
            <text:p>12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Pita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7" calcext:value-type="float">
            <text:p>123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Tortilla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8" calcext:value-type="float">
            <text:p>123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Wa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29" calcext:value-type="float">
            <text:p>12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Jui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0" calcext:value-type="float">
            <text:p>123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Sod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1" calcext:value-type="float">
            <text:p>12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Coffe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2" calcext:value-type="float">
            <text:p>123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Te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3" calcext:value-type="float">
            <text:p>123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4" calcext:value-type="float">
            <text:p>123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5" calcext:value-type="float">
            <text:p>123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Egg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6" calcext:value-type="float">
            <text:p>123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Chee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7" calcext:value-type="float">
            <text:p>123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Cream Chees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8" calcext:value-type="float">
            <text:p>123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Yogur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39" calcext:value-type="float">
            <text:p>123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 &amp; Rice</text:p>
          </table:table-cell>
          <table:table-cell office:value-type="string" calcext:value-type="string">
            <text:p>Spaghetti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0" calcext:value-type="float">
            <text:p>123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ta &amp; Rice</text:p>
          </table:table-cell>
          <table:table-cell office:value-type="string" calcext:value-type="string">
            <text:p>Ric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1" calcext:value-type="float">
            <text:p>123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Suga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2" calcext:value-type="float">
            <text:p>12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Flou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3" calcext:value-type="float">
            <text:p>123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Pancake Mix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4" calcext:value-type="float">
            <text:p>123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Vanill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5" calcext:value-type="float">
            <text:p>123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Hot Cerea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6" calcext:value-type="float">
            <text:p>123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Cold Cerea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7" calcext:value-type="float">
            <text:p>123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Granola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8" calcext:value-type="float">
            <text:p>123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So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49" calcext:value-type="float">
            <text:p>12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Shampoo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0" calcext:value-type="float">
            <text:p>123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Conditio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1" calcext:value-type="float">
            <text:p>123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Razor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2" calcext:value-type="float">
            <text:p>123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Shaving Cream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3" calcext:value-type="float">
            <text:p>123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Deodoran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4" calcext:value-type="float">
            <text:p>123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Lotion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5" calcext:value-type="float">
            <text:p>123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Toothpaste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6" calcext:value-type="float">
            <text:p>123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Flos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7" calcext:value-type="float">
            <text:p>123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ries</text:p>
          </table:table-cell>
          <table:table-cell office:value-type="string" calcext:value-type="string">
            <text:p>Pain Reliev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8" calcext:value-type="float">
            <text:p>123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 Items</text:p>
          </table:table-cell>
          <table:table-cell office:value-type="string" calcext:value-type="string">
            <text:p>Dog Foo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59" calcext:value-type="float">
            <text:p>123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 Items</text:p>
          </table:table-cell>
          <table:table-cell office:value-type="string" calcext:value-type="string">
            <text:p>Cat Food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0" calcext:value-type="float">
            <text:p>123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 Items</text:p>
          </table:table-cell>
          <table:table-cell office:value-type="string" calcext:value-type="string">
            <text:p>Cat Litt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1" calcext:value-type="float">
            <text:p>123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Toilet Pap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2" calcext:value-type="float">
            <text:p>123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Paper Towel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3" calcext:value-type="float">
            <text:p>123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Tissu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4" calcext:value-type="float">
            <text:p>123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Aluminum Foil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5" calcext:value-type="float">
            <text:p>123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Plastic Wr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6" calcext:value-type="float">
            <text:p>123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er &amp; Wrap</text:p>
          </table:table-cell>
          <table:table-cell office:value-type="string" calcext:value-type="string">
            <text:p>Plastic Bagg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7" calcext:value-type="float">
            <text:p>123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Garbage Bag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8" calcext:value-type="float">
            <text:p>123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Laundry Detergent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69" calcext:value-type="float">
            <text:p>123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Laundry Softe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0" calcext:value-type="float">
            <text:p>123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leach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1" calcext:value-type="float">
            <text:p>123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Dishwashing So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2" calcext:value-type="float">
            <text:p>123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Hand Soap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3" calcext:value-type="float">
            <text:p>123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Household Clea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4" calcext:value-type="float">
            <text:p>12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Glass Cleaner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5" calcext:value-type="float">
            <text:p>123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Spong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6" calcext:value-type="float">
            <text:p>123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atterie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7" calcext:value-type="float">
            <text:p>123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Light Bulbs</text:p>
          </table:table-cell>
          <table:table-cell office:value-type="float" office:value="1.99" calcext:value-type="float">
            <text:p>1.99</text:p>
          </table:table-cell>
          <table:table-cell office:value-type="float" office:value="2130837587" calcext:value-type="float">
            <text:p>2130837587</text:p>
          </table:table-cell>
          <table:table-cell office:value-type="float" office:value="123578" calcext:value-type="float">
            <text:p>12357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0:31:12.785627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4:40:29.904553776</meta:creation-date>
    <dc:date>2017-05-26T10:33:48.868759098</dc:date>
    <meta:editing-duration>PT6M4S</meta:editing-duration>
    <meta:editing-cycles>2</meta:editing-cycles>
    <meta:generator>LibreOffice/5.1.6.2$Linux_X86_64 LibreOffice_project/10m0$Build-2</meta:generator>
    <meta:document-statistic meta:table-count="1" meta:cell-count="738" meta:object-count="0"/>
  </office:meta>
</office:document-meta>
</file>